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52C00003F9A00002FBA07D18A93D9E35623.svg" manifest:media-type="image/svg+xml"/>
  <manifest:file-entry manifest:full-path="Pictures/1000000100000267000001CEC701C44C48768C00.png" manifest:media-type="image/png"/>
  <manifest:file-entry manifest:full-path="Pictures/1000000100000267000001CE33F0FDF7092B8F36.png" manifest:media-type="image/png"/>
  <manifest:file-entry manifest:full-path="Pictures/10006D4900003F9A00002FBA86F718D7D19E9775.svg" manifest:media-type="image/svg+xml"/>
  <manifest:file-entry manifest:full-path="Pictures/1000000100000267000001CEE749400C74B8B293.png" manifest:media-type="image/png"/>
  <manifest:file-entry manifest:full-path="Pictures/1000000100000267000001CEC1C6A9E8F1F1C4A2.png" manifest:media-type="image/png"/>
  <manifest:file-entry manifest:full-path="Pictures/1000728300003F9A00002FBA6DEFCC2D6877F713.svg" manifest:media-type="image/svg+xml"/>
  <manifest:file-entry manifest:full-path="Pictures/1000631E00003F9A00002FBA4F8EFD2E0DB6538D.svg" manifest:media-type="image/svg+xml"/>
  <manifest:file-entry manifest:full-path="Pictures/1000000100000267000001CEB06A0CBF57098D4C.png" manifest:media-type="image/png"/>
  <manifest:file-entry manifest:full-path="Pictures/1000631400003F9A00002FBA6D28D357FAD48D77.svg" manifest:media-type="image/svg+xml"/>
  <manifest:file-entry manifest:full-path="Pictures/1000000100000267000001CE73E8F0696065B31F.png" manifest:media-type="image/png"/>
  <manifest:file-entry manifest:full-path="Pictures/1000000100000267000001CEFCB8953A6F478ABA.png" manifest:media-type="image/png"/>
  <manifest:file-entry manifest:full-path="Pictures/1000652F00003F9A00002FBAACD6E663E57398E9.svg" manifest:media-type="image/svg+xml"/>
  <manifest:file-entry manifest:full-path="Pictures/1000752200003F9A00002FBA2FF38E796C730143.svg" manifest:media-type="image/svg+xml"/>
  <manifest:file-entry manifest:full-path="Pictures/1000652A00003F9A00002FBA9ABC0C89E86E48A1.svg" manifest:media-type="image/svg+xml"/>
  <manifest:file-entry manifest:full-path="Pictures/1000000100000267000001CEE23BD6D530AFFC55.png" manifest:media-type="image/png"/>
  <manifest:file-entry manifest:full-path="Pictures/1000000100000267000001CE00144269B0102A17.png" manifest:media-type="image/png"/>
  <manifest:file-entry manifest:full-path="Pictures/10006CCB00003F9A00002FBAC722588187DAB95D.svg" manifest:media-type="image/svg+xml"/>
  <manifest:file-entry manifest:full-path="Pictures/1000665000003F9A00002FBA06831AC5F6796EC9.svg" manifest:media-type="image/svg+xml"/>
  <manifest:file-entry manifest:full-path="Pictures/10006F3800003F9A00002FBA33DF220D4F91A486.svg" manifest:media-type="image/svg+xml"/>
  <manifest:file-entry manifest:full-path="Pictures/1000000100000267000001CE4B19545D7E94EA6C.png" manifest:media-type="image/png"/>
  <manifest:file-entry manifest:full-path="Pictures/1000728500003F9A00002FBAEC2266900D34C504.svg" manifest:media-type="image/svg+xml"/>
  <manifest:file-entry manifest:full-path="Pictures/1000000100000267000001CE8E3993723EB176CE.png" manifest:media-type="image/png"/>
  <manifest:file-entry manifest:full-path="Pictures/1000000100000267000001CEEC7520625A799F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50pt"/>
    </style:style>
    <style:style style:name="P2" style:family="paragraph">
      <loext:graphic-properties draw:fill="none" draw:fill-color="#ffffff"/>
      <style:text-properties fo:font-size="5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955cm" svg:height="2.22cm" svg:x="8.16cm" svg:y="5.38cm">
          <draw:text-box>
            <text:p text:style-name="P1">GENOTYP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13.54cm" svg:height="10.16cm" svg:x="13.765cm" svg:y="1.753cm">
          <draw:image xlink:href="Pictures/1000631400003F9A00002FBA6D28D357FAD48D77.svg" xlink:type="simple" xlink:show="embed" xlink:actuate="onLoad" draw:mime-type="image/svg+xml">
            <text:p/>
          </draw:image>
          <draw:image xlink:href="Pictures/1000000100000267000001CE73E8F0696065B31F.png" xlink:type="simple" xlink:show="embed" xlink:actuate="onLoad" draw:mime-type="image/png"/>
        </draw:frame>
        <draw:frame draw:style-name="gr3" draw:text-style-name="P4" draw:layer="layout" svg:width="13.741cm" svg:height="10.311cm" svg:x="0.229cm" svg:y="1.753cm">
          <draw:image xlink:href="Pictures/1000652F00003F9A00002FBAACD6E663E57398E9.svg" xlink:type="simple" xlink:show="embed" xlink:actuate="onLoad" draw:mime-type="image/svg+xml">
            <text:p/>
          </draw:image>
          <draw:image xlink:href="Pictures/1000000100000267000001CEE23BD6D530AFFC55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3.335cm" svg:height="10.006cm" svg:x="1.27cm" svg:y="1.91cm">
          <draw:image xlink:href="Pictures/1000728500003F9A00002FBAEC2266900D34C504.svg" xlink:type="simple" xlink:show="embed" xlink:actuate="onLoad" draw:mime-type="image/svg+xml">
            <text:p/>
          </draw:image>
          <draw:image xlink:href="Pictures/1000000100000267000001CE00144269B0102A17.png" xlink:type="simple" xlink:show="embed" xlink:actuate="onLoad" draw:mime-type="image/png"/>
        </draw:frame>
        <draw:frame draw:style-name="gr3" draw:text-style-name="P4" draw:layer="layout" svg:width="13.981cm" svg:height="10.491cm" svg:x="13.335cm" svg:y="1.574cm">
          <draw:image xlink:href="Pictures/1000665000003F9A00002FBA06831AC5F6796EC9.svg" xlink:type="simple" xlink:show="embed" xlink:actuate="onLoad" draw:mime-type="image/svg+xml">
            <text:p/>
          </draw:image>
          <draw:image xlink:href="Pictures/1000000100000267000001CE4B19545D7E94EA6C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3.54cm" svg:height="10.16cm" svg:x="0.77cm" svg:y="2.54cm">
          <draw:image xlink:href="Pictures/1000631400003F9A00002FBA6D28D357FAD48D77.svg" xlink:type="simple" xlink:show="embed" xlink:actuate="onLoad" draw:mime-type="image/svg+xml">
            <text:p/>
          </draw:image>
          <draw:image xlink:href="Pictures/1000000100000267000001CE73E8F0696065B31F.png" xlink:type="simple" xlink:show="embed" xlink:actuate="onLoad" draw:mime-type="image/png"/>
        </draw:frame>
        <draw:frame draw:style-name="gr3" draw:text-style-name="P4" draw:layer="layout" svg:width="12.7cm" svg:height="9.53cm" svg:x="13.97cm" svg:y="2.829cm">
          <draw:image xlink:href="Pictures/10006F3800003F9A00002FBA33DF220D4F91A486.svg" xlink:type="simple" xlink:show="embed" xlink:actuate="onLoad" draw:mime-type="image/svg+xml">
            <text:p/>
          </draw:image>
          <draw:image xlink:href="Pictures/1000000100000267000001CE8E3993723EB176CE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3.981cm" svg:height="10.491cm" svg:x="0.37cm" svg:y="2.54cm">
          <draw:image xlink:href="Pictures/1000665000003F9A00002FBA06831AC5F6796EC9.svg" xlink:type="simple" xlink:show="embed" xlink:actuate="onLoad" draw:mime-type="image/svg+xml">
            <text:p/>
          </draw:image>
          <draw:image xlink:href="Pictures/1000000100000267000001CE4B19545D7E94EA6C.png" xlink:type="simple" xlink:show="embed" xlink:actuate="onLoad" draw:mime-type="image/png"/>
        </draw:frame>
        <draw:frame draw:style-name="gr3" draw:text-style-name="P4" draw:layer="layout" svg:width="14.03cm" svg:height="10.527cm" svg:x="13.97cm" svg:y="2.54cm">
          <draw:image xlink:href="Pictures/1000752200003F9A00002FBA2FF38E796C730143.svg" xlink:type="simple" xlink:show="embed" xlink:actuate="onLoad" draw:mime-type="image/svg+xml">
            <text:p/>
          </draw:image>
          <draw:image xlink:href="Pictures/1000000100000267000001CEEC7520625A799F20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0.955cm" svg:height="2.22cm" svg:x="8.16cm" svg:y="5.38cm">
          <draw:text-box>
            <text:p text:style-name="P1">PROTEINS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4" draw:layer="layout" svg:width="13.97cm" svg:height="10.483cm" svg:x="0cm" svg:y="2.088cm">
          <draw:image xlink:href="Pictures/1000652A00003F9A00002FBA9ABC0C89E86E48A1.svg" xlink:type="simple" xlink:show="embed" xlink:actuate="onLoad" draw:mime-type="image/svg+xml">
            <text:p/>
          </draw:image>
          <draw:image xlink:href="Pictures/1000000100000267000001CEFCB8953A6F478ABA.png" xlink:type="simple" xlink:show="embed" xlink:actuate="onLoad" draw:mime-type="image/png"/>
        </draw:frame>
        <draw:frame draw:style-name="gr3" draw:text-style-name="P4" draw:layer="layout" svg:width="14.365cm" svg:height="10.779cm" svg:x="13.335cm" svg:y="1.921cm">
          <draw:image xlink:href="Pictures/1000631E00003F9A00002FBA4F8EFD2E0DB6538D.svg" xlink:type="simple" xlink:show="embed" xlink:actuate="onLoad" draw:mime-type="image/svg+xml">
            <text:p/>
          </draw:image>
          <draw:image xlink:href="Pictures/1000000100000267000001CEB06A0CBF57098D4C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3.97cm" svg:height="10.483cm" svg:x="0cm" svg:y="2.388cm">
          <draw:image xlink:href="Pictures/1000728300003F9A00002FBA6DEFCC2D6877F713.svg" xlink:type="simple" xlink:show="embed" xlink:actuate="onLoad" draw:mime-type="image/svg+xml">
            <text:p/>
          </draw:image>
          <draw:image xlink:href="Pictures/1000000100000267000001CEC1C6A9E8F1F1C4A2.png" xlink:type="simple" xlink:show="embed" xlink:actuate="onLoad" draw:mime-type="image/png"/>
        </draw:frame>
        <draw:frame draw:style-name="gr3" draw:text-style-name="P4" draw:layer="layout" svg:width="13.992cm" svg:height="10.499cm" svg:x="13.335cm" svg:y="2.54cm">
          <draw:image xlink:href="Pictures/10006CCB00003F9A00002FBAC722588187DAB95D.svg" xlink:type="simple" xlink:show="embed" xlink:actuate="onLoad" draw:mime-type="image/svg+xml">
            <text:p/>
          </draw:image>
          <draw:image xlink:href="Pictures/1000000100000267000001CEE749400C74B8B293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3.73cm" svg:height="10.302cm" svg:x="0.24cm" svg:y="2.556cm">
          <draw:image xlink:href="Pictures/1000631E00003F9A00002FBA4F8EFD2E0DB6538D.svg" xlink:type="simple" xlink:show="embed" xlink:actuate="onLoad" draw:mime-type="image/svg+xml">
            <text:p/>
          </draw:image>
          <draw:image xlink:href="Pictures/1000000100000267000001CEB06A0CBF57098D4C.png" xlink:type="simple" xlink:show="embed" xlink:actuate="onLoad" draw:mime-type="image/png"/>
        </draw:frame>
        <draw:frame draw:style-name="gr3" draw:text-style-name="P4" draw:layer="layout" svg:width="14.03cm" svg:height="10.528cm" svg:x="13.97cm" svg:y="2.54cm">
          <draw:image xlink:href="Pictures/10006D4900003F9A00002FBA86F718D7D19E9775.svg" xlink:type="simple" xlink:show="embed" xlink:actuate="onLoad" draw:mime-type="image/svg+xml">
            <text:p/>
          </draw:image>
          <draw:image xlink:href="Pictures/1000000100000267000001CEC701C44C48768C00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3.992cm" svg:height="10.499cm" svg:x="0cm" svg:y="2.541cm">
          <draw:image xlink:href="Pictures/10006CCB00003F9A00002FBAC722588187DAB95D.svg" xlink:type="simple" xlink:show="embed" xlink:actuate="onLoad" draw:mime-type="image/svg+xml">
            <text:p/>
          </draw:image>
          <draw:image xlink:href="Pictures/1000000100000267000001CEE749400C74B8B293.png" xlink:type="simple" xlink:show="embed" xlink:actuate="onLoad" draw:mime-type="image/png"/>
        </draw:frame>
        <draw:frame draw:style-name="gr3" draw:text-style-name="P4" draw:layer="layout" svg:width="13.99cm" svg:height="10.499cm" svg:x="13.721cm" svg:y="2.541cm">
          <draw:image xlink:href="Pictures/1000752C00003F9A00002FBA07D18A93D9E35623.svg" xlink:type="simple" xlink:show="embed" xlink:actuate="onLoad" draw:mime-type="image/svg+xml">
            <text:p/>
          </draw:image>
          <draw:image xlink:href="Pictures/1000000100000267000001CE33F0FDF7092B8F36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1:49:37.505015828</meta:creation-date>
    <dc:date>2023-06-26T14:10:38.259489171</dc:date>
    <meta:editing-duration>PT2H10M50S</meta:editing-duration>
    <meta:editing-cycles>2</meta:editing-cycles>
    <meta:generator>LibreOffice/7.3.7.2$Linux_X86_64 LibreOffice_project/30$Build-2</meta:generator>
    <meta:document-statistic meta:object-count="59"/>
  </office:meta>
</office:document-meta>
</file>